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padding-left="0cm" fo:padding-right="0.049cm" fo:padding-top="0cm" fo:padding-bottom="0cm" fo:border-left="none" fo:border-right="0.002cm solid #000000" fo:border-top="none" fo:border-bottom="none"/>
    </style:style>
    <style:style style:name="P2" style:family="paragraph" style:parent-style-name="Table_20_Contents">
      <style:paragraph-properties fo:padding-left="0cm" fo:padding-right="0.049cm" fo:padding-top="0cm" fo:padding-bottom="0cm" fo:border-left="none" fo:border-right="0.002cm solid #000000" fo:border-top="none" fo:border-bottom="none"/>
      <style:text-properties style:font-name="Times New Roman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Die Aliens haben ein Stück des Schnitzels für Experimente entführt! </text:p>
      <text:p text:style-name="P2">Wenn ihr das Experimentiergerät der Aliens erfolgreich bedienen könntet, würdet ihr bestimmt das Schnitzelstück zurückerlangen, doch leider wißt ihr nicht, wo sich das Gerät befindet. <text:s/>Zum Glück habt ihr jedoch zufällig ein Alienartefakt entdeckt, das euch womöglich auf die Spur führen könnte.</text:p>
      <text:p text:style-name="P2">Dem Artefakt lagen außerdem folgende zwei Schemata bei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.allerdings ist die Technik des Artefakts dermaßen fortschrittlich, dass ihr seine Botschaft nur durch die Linse menschlichen Fortschritts ablesen könn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0T14:31:03.13</meta:creation-date>
    <meta:document-statistic meta:table-count="0" meta:image-count="0" meta:object-count="0" meta:page-count="1" meta:paragraph-count="4" meta:word-count="80" meta:character-count="571"/>
    <dc:date>2019-07-20T14:34:17.29</dc:date>
    <meta:editing-duration>PT3M14S</meta:editing-duration>
    <meta:editing-cycles>1</meta:editing-cycles>
    <meta:generator>OpenOffice/4.1.5$Win32 OpenOffice.org_project/415m1$Build-9789</meta:generator>
  </office:meta>
</office:document-meta>
</file>